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draw:fill="solid" draw:fill-color="#000000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469.76pt" svg:height="263.93pt" svg:x="277.71pt" svg:y="135.3pt">
            <draw:object draw:notify-on-update-of-ranges="Sheet1.A6:Sheet1.A14" xlink:href="./Object 1" xlink:type="simple" xlink:show="embed" xlink:actuate="onLoad">
              <loext:p text:style-name="P1">1</loext:p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5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2">
          <table:table-cell table:style-name="ce1" office:value-type="string" calcext:value-type="string">
            <text:p>Y = 4.49175X + 248.53995 </text:p>
          </table:table-cell>
          <table:table-cell table:style-name="ce1" office:value-type="string" calcext:value-type="string">
            <text:p>y = 0.22459X + 253.0317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 steps between averaged freq. Measuremen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2.97" calcext:value-type="float">
            <text:p>262.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3.64" calcext:value-type="float">
            <text:p>263.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7.06" calcext:value-type="float">
            <text:p>267.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0.19" calcext:value-type="float">
            <text:p>270.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5.57" calcext:value-type="float">
            <text:p>275.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0.62" calcext:value-type="float">
            <text:p>280.6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3.99" calcext:value-type="float">
            <text:p>283.9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7.86" calcext:value-type="float">
            <text:p>287.8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90.1" calcext:value-type="float">
            <text:p>290.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2.72" calcext:value-type="float">
            <text:p>292.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6.5" calcext:value-type="float">
            <text:p>296.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99.19" calcext:value-type="float">
            <text:p>299.1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02.52" calcext:value-type="float">
            <text:p>302.5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05.15" calcext:value-type="float">
            <text:p>305.1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08.52" calcext:value-type="float">
            <text:p>308.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3.1" calcext:value-type="float">
            <text:p>313.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7.56" calcext:value-type="float">
            <text:p>317.5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22.57" calcext:value-type="float">
            <text:p>322.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7.71" calcext:value-type="float">
            <text:p>327.7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33.26" calcext:value-type="float">
            <text:p>333.2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8.25" calcext:value-type="float">
            <text:p>338.2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43.4" calcext:value-type="float">
            <text:p>343.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48.52" calcext:value-type="float">
            <text:p>348.5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53.3" calcext:value-type="float">
            <text:p>353.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59.22" calcext:value-type="float">
            <text:p>359.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63.3" calcext:value-type="float">
            <text:p>363.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68.3" calcext:value-type="float">
            <text:p>368.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73.73" calcext:value-type="float">
            <text:p>373.7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78.33" calcext:value-type="float">
            <text:p>378.3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83.45" calcext:value-type="float">
            <text:p>383.4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89.72" calcext:value-type="float">
            <text:p>389.7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94.65" calcext:value-type="float">
            <text:p>394.6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99.68" calcext:value-type="float">
            <text:p>399.6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04.35" calcext:value-type="float">
            <text:p>404.3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08.74" calcext:value-type="float">
            <text:p>408.7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14.33" calcext:value-type="float">
            <text:p>414.3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19.12" calcext:value-type="float">
            <text:p>419.1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24.75" calcext:value-type="float">
            <text:p>424.7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28.06" calcext:value-type="float">
            <text:p>428.0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31.21" calcext:value-type="float">
            <text:p>431.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4.68" calcext:value-type="float">
            <text:p>434.6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38.05" calcext:value-type="float">
            <text:p>438.0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41.68" calcext:value-type="float">
            <text:p>441.6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44.87" calcext:value-type="float">
            <text:p>444.8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48.77" calcext:value-type="float">
            <text:p>448.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9:18:01.7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21-01-20T22:33:43.844000000</dc:date>
    <meta:editing-duration>P1DT4H47M7S</meta:editing-duration>
    <meta:editing-cycles>11</meta:editing-cycles>
    <meta:document-statistic meta:table-count="1" meta:cell-count="10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573cm" svg:height="9.312cm" xlink:href=".." xlink:type="simple" chart:class="chart:line" chart:style-name="ch1">
        <chart:legend svg:x="0cm" svg:y="0cm" style:legend-expansion="custom" chartooo:width="16.573cm" chartooo:height="9.312cm" style:legend-expansion-aspect-ratio="1.77974656357388" chart:style-name="ch2"/>
        <chart:plot-area chart:style-name="ch3" table:cell-range-address="Sheet1.A6:Sheet1.A14" svg:x="0.331cm" svg:y="0.186cm" svg:width="15.911cm" svg:height="8.94cm">
          <chartooo:coordinate-region svg:x="1.154cm" svg:y="0.388cm" svg:width="14.801cm" svg:height="8.0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6:Sheet1.A14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:Sheet1.A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3">
                <text:p>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